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8.06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ESP32DUALD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1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C2,C4,C5,C7,C8,C9,C12</text:p>
          </table:table-cell>
          <table:table-cell office:value-type="string" calcext:value-type="string">
            <text:p>R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,C10,C11</text:p>
          </table:table-cell>
          <table:table-cell office:value-type="string" calcext:value-type="string">
            <text:p>C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p</text:p>
          </table:table-cell>
          <table:table-cell table:style-name="ce1" office:value-type="string" calcext:value-type="string">
            <text:p>つけてない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table:style-name="ce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,R6,R7,R8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style-name="ce1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ce1" office:value-type="string" calcext:value-type="string">
            <text:p>2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1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table:style-name="ce1"/>
        </table:table-row>
        <table:table-row table:style-name="ro2"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GDS</text:p>
          </table:table-cell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erter_ACDC_MeanWell_IRM-20-xx_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M-20-12</text:p>
          </table:table-cell>
          <table:table-cell table:style-name="ce1"/>
        </table:table-row>
        <table:table-row table:style-name="ro1" table:number-rows-repeated="2">
          <table:table-cell table:number-columns-repeated="5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,J4</text:p>
          </table:table-cell>
          <table:table-cell office:value-type="string" calcext:value-type="string">
            <text:p>PinSocket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</text:p>
          </table:table-cell>
          <table:table-cell table:style-name="ce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DIP-1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D62783A</text:p>
          </table:table-cell>
          <table:table-cell table:style-name="ce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5,U6,U7,U8</text:p>
          </table:table-cell>
          <table:table-cell office:value-type="string" calcext:value-type="string">
            <text:p>SSR_SHARP_S108T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08T02</text:p>
          </table:table-cell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S-1205CME-3A_MINIDC-DC_12-24Vto5V3A_1.8V_2.5V_3.3V_5V_9V_12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-1205CME-3A_MINIDC-DC_12-24Vto5V3A_1.8V_2.5V_3.3V_5V_9V_12V</text:p>
          </table:table-cell>
          <table:table-cell table:style-name="ce1"/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0mmFuse_P5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table:style-name="ce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T_NV_B04P-NV_1x04_P5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table:style-name="ce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ST_VH_B3P-VH_1x03_P3.96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6,J7,J8</text:p>
          </table:table-cell>
          <table:table-cell office:value-type="string" calcext:value-type="string">
            <text:p>JST_NV_B02P-NV_1x02_P5.00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2_Male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FT3.2_ILI9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13-MI2120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_12x9.5RM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table:style-name="ce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RotaryEncoder_Alps_EC11E-Switch_Vertical_H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ary_Encoder_Switch</text:p>
          </table:table-cell>
          <table:table-cell table:style-name="ce1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J 23k-3.3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緑系列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.8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.8" calcext:value-type="float">
            <text:p>15.8</text:p>
          </table:table-cell>
          <table:table-cell office:value-type="string" calcext:value-type="string">
            <text:p>2.5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.3" calcext:value-type="float">
            <text:p>23.3</text:p>
          </table:table-cell>
          <table:table-cell office:value-type="string" calcext:value-type="string">
            <text:p>3.3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9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12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赤系列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3.3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oulWatt Tech JW5068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560</text:p>
          </table:table-cell>
          <table:table-cell table:number-columns-repeated="4"/>
        </table:table-row>
      </table:table>
      <table:table table:name="Sheet2" table:style-name="ta1"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今ある数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04P-NV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02P-NV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PS-VH</text:p>
          </table:table-cell>
          <table:table-cell office:value-type="float" office:value="1450" calcext:value-type="float">
            <text:p>1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style-name="Accent_20_1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SR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00/00/00</text:date>, <text:time style:data-style-name="N2" text:time-value="11:20:59.7942238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4T20:08:25.688620937</dc:date>
    <meta:editing-duration>P7DT1H55M13S</meta:editing-duration>
    <meta:editing-cycles>5</meta:editing-cycles>
    <meta:generator>LibreOffice/6.4.6.2$Linux_X86_64 LibreOffice_project/40$Build-2</meta:generator>
    <meta:document-statistic meta:table-count="2" meta:cell-count="175" meta:object-count="0"/>
  </office:meta>
</office:document-meta>
</file>